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PreformattedText" style:family="paragraph">
      <style:paragraph-properties fo:margin-bottom="0.1965in"/>
    </style:style>
    <style:style style:name="P4" style:parent-style-name="PreformattedText" style:family="paragraph">
      <style:paragraph-properties fo:margin-bottom="0.1965in"/>
    </style:style>
    <style:style style:name="T5" style:parent-style-name="DefaultParagraphFont" style:family="text">
      <style:text-properties fo:font-weight="normal" style:font-weight-asian="normal" style:font-weight-complex="normal"/>
    </style:style>
    <style:style style:name="T6" style:parent-style-name="DefaultParagraphFont" style:family="text">
      <style:text-properties fo:font-weight="normal" style:font-weight-asian="normal" style:font-weight-complex="normal"/>
    </style:style>
    <style:style style:name="P7" style:parent-style-name="PreformattedText" style:family="paragraph">
      <style:paragraph-properties fo:margin-bottom="0.1965in"/>
    </style:style>
    <style:style style:name="T8" style:parent-style-name="StrongEmphasis" style:family="text">
      <style:text-properties fo:font-weight="normal" style:font-weight-asian="normal" style:font-weight-complex="normal"/>
    </style:style>
    <style:style style:name="T9" style:parent-style-name="StrongEmphasis" style:family="text">
      <style:text-properties fo:font-weight="normal" style:font-weight-asian="normal" style:font-weight-complex="normal"/>
    </style:style>
    <style:style style:name="T10" style:parent-style-name="DefaultParagraphFont" style:family="text">
      <style:text-properties fo:font-weight="normal" style:font-weight-asian="normal" style:font-weight-complex="normal"/>
    </style:style>
    <style:style style:name="T11" style:parent-style-name="DefaultParagraphFont" style:family="text">
      <style:text-properties fo:font-weight="normal" style:font-weight-asian="normal" style:font-weight-complex="normal"/>
    </style:style>
    <style:style style:name="P12" style:parent-style-name="PreformattedText" style:family="paragraph">
      <style:paragraph-properties fo:margin-bottom="0.1965in"/>
    </style:style>
    <style:style style:name="T13" style:parent-style-name="DefaultParagraphFont" style:family="text">
      <style:text-properties fo:font-weight="normal" style:font-weight-asian="normal" style:font-weight-complex="normal"/>
    </style:style>
    <style:style style:name="P14" style:parent-style-name="PreformattedText" style:family="paragraph">
      <style:text-properties style:font-name="Courier New" style:font-name-complex="Courier New"/>
    </style:style>
    <style:style style:name="P15" style:parent-style-name="PreformattedText" style:family="paragraph">
      <style:text-properties style:font-name="Courier New" style:font-name-complex="Courier New"/>
    </style:style>
    <style:style style:name="T16" style:parent-style-name="DefaultParagraphFont" style:family="text">
      <style:text-properties style:font-name="Courier New" style:font-name-complex="Courier New"/>
    </style:style>
    <style:style style:name="T17" style:parent-style-name="Teletype" style:family="text">
      <style:text-properties style:font-name="Courier New" style:font-name-complex="Courier New" fo:font-style="italic" style:font-style-asian="italic"/>
    </style:style>
    <style:style style:name="T18" style:parent-style-name="DefaultParagraphFont" style:family="text">
      <style:text-properties style:font-name="Courier New" style:font-name-complex="Courier New"/>
    </style:style>
    <style:style style:name="T19" style:parent-style-name="Teletype" style:family="text">
      <style:text-properties style:font-name="Courier New" style:font-name-complex="Courier New" fo:font-style="italic" style:font-style-asian="italic"/>
    </style:style>
    <style:style style:name="T20" style:parent-style-name="DefaultParagraphFont" style:family="text">
      <style:text-properties style:font-name="Courier New" style:font-name-complex="Courier New"/>
    </style:style>
    <style:style style:name="T21" style:parent-style-name="Teletype" style:family="text">
      <style:text-properties style:font-name="Courier New" style:font-name-complex="Courier New" fo:font-style="italic" style:font-style-asian="italic"/>
    </style:style>
    <style:style style:name="T22" style:parent-style-name="DefaultParagraphFont" style:family="text">
      <style:text-properties style:font-name="Courier New" style:font-name-complex="Courier New"/>
    </style:style>
    <style:style style:name="P23" style:parent-style-name="PreformattedText" style:family="paragraph">
      <style:text-properties style:font-name="Courier New" style:font-name-complex="Courier New"/>
    </style:style>
    <style:style style:name="P24" style:parent-style-name="PreformattedText" style:family="paragraph">
      <style:paragraph-properties fo:margin-bottom="0.1965in"/>
      <style:text-properties style:font-name="Courier New" style:font-name-complex="Courier New"/>
    </style:style>
    <style:style style:name="P25" style:parent-style-name="PreformattedText" style:family="paragraph">
      <style:text-properties style:font-name="Courier New" style:font-name-complex="Courier New"/>
    </style:style>
    <style:style style:name="P26" style:parent-style-name="PreformattedText" style:family="paragraph">
      <style:text-properties style:font-name="Courier New" style:font-name-complex="Courier New"/>
    </style:style>
    <style:style style:name="P27" style:parent-style-name="PreformattedText" style:family="paragraph">
      <style:text-properties style:font-name="Courier New" style:font-name-complex="Courier New"/>
    </style:style>
    <style:style style:name="P28" style:parent-style-name="PreformattedText" style:family="paragraph">
      <style:text-properties style:font-name="Courier New" style:font-name-complex="Courier New"/>
    </style:style>
    <style:style style:name="P29" style:parent-style-name="PreformattedText" style:family="paragraph">
      <style:text-properties style:font-name="Courier New" style:font-name-complex="Courier New"/>
    </style:style>
    <style:style style:name="P30" style:parent-style-name="PreformattedText" style:family="paragraph">
      <style:text-properties style:font-name="Courier New" style:font-name-complex="Courier New"/>
    </style:style>
    <style:style style:name="P31" style:parent-style-name="PreformattedText" style:family="paragraph">
      <style:text-properties style:font-name="Courier New" style:font-name-complex="Courier New"/>
    </style:style>
    <style:style style:name="T32" style:parent-style-name="DefaultParagraphFont" style:family="text">
      <style:text-properties fo:font-weight="bold" style:font-weight-asian="bold" style:font-weight-complex="bold"/>
    </style:style>
    <style:style style:name="P33" style:parent-style-name="PreformattedText" style:family="paragraph">
      <style:paragraph-properties fo:margin-bottom="0.1965in"/>
    </style:style>
    <style:style style:name="T34" style:parent-style-name="DefaultParagraphFont" style:family="text">
      <style:text-properties fo:font-weight="bold" style:font-weight-asian="bold" style:font-weight-complex="bold"/>
    </style:style>
    <style:style style:name="P35" style:parent-style-name="PreformattedText" style:family="paragraph">
      <style:text-properties style:font-name="Courier New" style:font-name-complex="Courier New"/>
    </style:style>
    <style:style style:name="P36" style:parent-style-name="PreformattedText" style:family="paragraph">
      <style:text-properties style:font-name="Courier New" style:font-name-complex="Courier New"/>
    </style:style>
    <style:style style:name="P37" style:parent-style-name="PreformattedText" style:family="paragraph">
      <style:text-properties style:font-name="Courier New" style:font-name-complex="Courier New"/>
    </style:style>
    <style:style style:name="P38" style:parent-style-name="PreformattedText" style:family="paragraph">
      <style:text-properties style:font-name="Courier New" style:font-name-complex="Courier New"/>
    </style:style>
    <style:style style:name="P39" style:parent-style-name="PreformattedText" style:family="paragraph">
      <style:text-properties style:font-name="Courier New" style:font-name-complex="Courier New"/>
    </style:style>
    <style:style style:name="P40" style:parent-style-name="PreformattedText" style:family="paragraph">
      <style:text-properties style:font-name="Courier New" style:font-name-complex="Courier New"/>
    </style:style>
    <style:style style:name="P41" style:parent-style-name="PreformattedText" style:family="paragraph">
      <style:text-properties style:font-name="Courier New" style:font-name-complex="Courier New"/>
    </style:style>
    <style:style style:name="T42" style:parent-style-name="DefaultParagraphFont" style:family="text">
      <style:text-properties style:font-name-complex="Courier New"/>
    </style:style>
    <style:style style:name="T43" style:parent-style-name="DefaultParagraphFont" style:family="text">
      <style:text-properties style:font-name-complex="Courier New"/>
    </style:style>
    <style:style style:name="T44" style:parent-style-name="DefaultParagraphFont" style:family="text">
      <style:text-properties style:font-name-complex="Courier New"/>
    </style:style>
    <style:style style:name="P45" style:parent-style-name="Textbody" style:family="paragraph">
      <style:text-properties style:font-name-complex="Courier New"/>
    </style:style>
    <style:style style:name="P46" style:parent-style-name="Textbody" style:family="paragraph">
      <style:text-properties style:font-name-complex="Courier New"/>
    </style:style>
    <style:style style:name="P47" style:parent-style-name="Textbody" style:family="paragraph">
      <style:text-properties style:font-name-complex="Courier New"/>
    </style:style>
    <style:style style:name="P48" style:parent-style-name="Textbody" style:family="paragraph">
      <style:text-properties style:font-name-complex="Courier New"/>
    </style:style>
    <style:style style:name="P49" style:parent-style-name="Textbody" style:family="paragraph">
      <style:text-properties style:font-name-complex="Courier New"/>
    </style:style>
    <style:style style:name="P50" style:parent-style-name="Textbody" style:family="paragraph">
      <style:text-properties style:font-name-complex="Courier New"/>
    </style:style>
    <style:style style:name="P51" style:parent-style-name="Textbody" style:family="paragraph">
      <style:text-properties style:font-name-complex="Courier New"/>
    </style:style>
    <style:style style:name="P52" style:parent-style-name="Textbody" style:family="paragraph">
      <style:text-properties style:font-name-complex="Courier New"/>
    </style:style>
    <style:style style:name="P53" style:parent-style-name="Textbody" style:family="paragraph">
      <style:text-properties style:font-name-complex="Courier New"/>
    </style:style>
    <style:style style:name="P54" style:parent-style-name="Textbody" style:family="paragraph">
      <style:text-properties style:font-name-complex="Courier New"/>
    </style:style>
    <style:style style:name="P55" style:parent-style-name="Textbody" style:family="paragraph">
      <style:text-properties style:font-name-complex="Courier New"/>
    </style:style>
    <style:style style:name="P56" style:parent-style-name="Textbody" style:family="paragraph">
      <style:text-properties style:font-name-complex="Courier New"/>
    </style:style>
    <style:style style:name="P57" style:parent-style-name="Textbody" style:family="paragraph">
      <style:text-properties style:font-name-complex="Courier New"/>
    </style:style>
    <style:style style:name="P58" style:parent-style-name="Textbody" style:family="paragraph">
      <style:text-properties style:font-name-complex="Courier New"/>
    </style:style>
    <style:style style:name="P59" style:parent-style-name="Normal" style:family="paragraph">
      <style:paragraph-properties fo:break-before="page"/>
      <style:text-properties style:font-name-complex="Courier New"/>
    </style:style>
    <style:style style:name="P60" style:parent-style-name="Textbody" style:family="paragraph">
      <style:text-properties style:font-name-complex="Courier New"/>
    </style:style>
    <style:style style:name="P61" style:parent-style-name="Textbody" style:family="paragraph">
      <style:text-properties style:font-name-complex="Courier New"/>
    </style:style>
    <style:style style:name="P62" style:parent-style-name="Textbody" style:family="paragraph">
      <style:text-properties style:font-name-complex="Courier New"/>
    </style:style>
    <style:style style:name="P63" style:parent-style-name="Textbody" style:family="paragraph">
      <style:text-properties style:font-name-complex="Courier New"/>
    </style:style>
    <style:style style:name="P64" style:parent-style-name="Textbody" style:family="paragraph">
      <style:text-properties style:font-name-complex="Courier New"/>
    </style:style>
    <style:style style:name="P65" style:parent-style-name="Textbody" style:family="paragraph">
      <style:text-properties style:font-name-complex="Courier New"/>
    </style:style>
    <style:style style:name="P66" style:parent-style-name="Textbody" style:family="paragraph">
      <style:text-properties style:font-name-complex="Courier New"/>
    </style:style>
    <style:style style:name="P67" style:parent-style-name="Textbody" style:family="paragraph">
      <style:text-properties style:font-name-complex="Courier New"/>
    </style:style>
    <style:style style:name="P68" style:parent-style-name="Textbody" style:family="paragraph">
      <style:text-properties style:font-name-complex="Courier New"/>
    </style:style>
    <style:style style:name="P69" style:parent-style-name="Textbody" style:family="paragraph">
      <style:text-properties style:font-name-complex="Courier New"/>
    </style:style>
    <style:style style:name="P70" style:parent-style-name="Textbody" style:family="paragraph">
      <style:text-properties style:font-name-complex="Courier New"/>
    </style:style>
    <style:style style:name="P71" style:parent-style-name="Textbody" style:family="paragraph">
      <style:text-properties style:font-name-complex="Courier New"/>
    </style:style>
    <style:style style:name="P72" style:parent-style-name="Textbody" style:family="paragraph">
      <style:text-properties style:font-name-complex="Courier New"/>
    </style:style>
    <style:style style:name="P73" style:parent-style-name="Textbody" style:family="paragraph">
      <style:text-properties style:font-name-complex="Courier New"/>
    </style:style>
    <style:style style:name="P74" style:parent-style-name="Textbody" style:family="paragraph">
      <style:text-properties style:font-name-complex="Courier New"/>
    </style:style>
    <style:style style:name="P75" style:parent-style-name="Textbody" style:family="paragraph">
      <style:text-properties style:font-name-complex="Courier New"/>
    </style:style>
    <style:style style:name="P76" style:parent-style-name="Textbody" style:family="paragraph">
      <style:text-properties style:font-name-complex="Courier New"/>
    </style:style>
    <style:style style:name="P77" style:parent-style-name="Textbody" style:family="paragraph">
      <style:text-properties style:font-name-complex="Courier New"/>
    </style:style>
    <style:style style:name="P78" style:parent-style-name="Textbody" style:family="paragraph">
      <style:text-properties style:font-name-complex="Courier New"/>
    </style:style>
    <style:style style:name="P79" style:parent-style-name="Textbody" style:family="paragraph">
      <style:text-properties style:font-name-complex="Courier New"/>
    </style:style>
    <style:style style:name="P80" style:parent-style-name="Textbody" style:family="paragraph">
      <style:text-properties style:font-name-complex="Courier New"/>
    </style:style>
    <style:style style:name="P81" style:parent-style-name="Textbody" style:family="paragraph">
      <style:text-properties style:font-name-complex="Courier New"/>
    </style:style>
    <style:style style:name="P82" style:parent-style-name="Textbody" style:family="paragraph">
      <style:text-properties style:font-name-complex="Courier New"/>
    </style:style>
    <style:style style:name="P83" style:parent-style-name="Textbody" style:family="paragraph">
      <style:text-properties style:font-name-complex="Courier New"/>
    </style:style>
    <style:style style:name="P84" style:parent-style-name="Textbody" style:family="paragraph">
      <style:text-properties style:font-name-complex="Courier New"/>
    </style:style>
    <style:style style:name="P85" style:parent-style-name="Textbody" style:family="paragraph">
      <style:text-properties style:font-name-complex="Courier New"/>
    </style:style>
    <style:style style:name="P86" style:parent-style-name="Textbody" style:family="paragraph">
      <style:text-properties style:font-name-complex="Courier New"/>
    </style:style>
    <style:style style:name="P87" style:parent-style-name="Textbody" style:family="paragraph">
      <style:text-properties style:font-name-complex="Courier New"/>
    </style:style>
    <style:style style:name="P88" style:parent-style-name="Textbody" style:family="paragraph">
      <style:text-properties style:font-name-complex="Courier New"/>
    </style:style>
    <style:style style:name="P89" style:parent-style-name="Textbody" style:family="paragraph">
      <style:text-properties style:font-name-complex="Courier New"/>
    </style:style>
    <style:style style:name="P90" style:parent-style-name="Textbody" style:family="paragraph">
      <style:text-properties style:font-name-complex="Courier New"/>
    </style:style>
    <style:style style:name="P91" style:parent-style-name="Textbody" style:family="paragraph">
      <style:text-properties style:font-name-complex="Courier New"/>
    </style:style>
    <style:style style:name="P92" style:parent-style-name="Textbody" style:family="paragraph">
      <style:text-properties style:font-name-complex="Courier New"/>
    </style:style>
    <style:style style:name="P93" style:parent-style-name="Textbody" style:family="paragraph">
      <style:text-properties style:font-name-complex="Courier New"/>
    </style:style>
    <style:style style:name="P94" style:parent-style-name="Textbody" style:family="paragraph">
      <style:text-properties style:font-name-complex="Courier New"/>
    </style:style>
    <style:style style:name="P95" style:parent-style-name="Textbody" style:family="paragraph">
      <style:text-properties style:font-name-complex="Courier New"/>
    </style:style>
    <style:style style:name="P96" style:parent-style-name="Textbody" style:family="paragraph">
      <style:text-properties style:font-name-complex="Courier New"/>
    </style:style>
    <style:style style:name="P97" style:parent-style-name="Textbody" style:family="paragraph">
      <style:text-properties style:font-name-complex="Courier New"/>
    </style:style>
    <style:style style:name="P98" style:parent-style-name="Textbody" style:family="paragraph">
      <style:text-properties style:font-name-complex="Courier New"/>
    </style:style>
    <style:style style:name="P99" style:parent-style-name="Textbody" style:family="paragraph">
      <style:text-properties style:font-name-complex="Courier New"/>
    </style:style>
    <style:style style:name="P100" style:parent-style-name="Textbody" style:family="paragraph">
      <style:text-properties style:font-name-complex="Courier New"/>
    </style:style>
    <style:style style:name="P101" style:parent-style-name="Textbody" style:family="paragraph">
      <style:text-properties style:font-name-complex="Courier New"/>
    </style:style>
    <style:style style:name="P102" style:parent-style-name="Textbody" style:family="paragraph">
      <style:text-properties style:font-name-complex="Courier New"/>
    </style:style>
    <style:style style:name="P103" style:parent-style-name="Textbody" style:family="paragraph">
      <style:text-properties style:font-name-complex="Courier New"/>
    </style:style>
    <style:style style:name="P104" style:parent-style-name="Textbody" style:family="paragraph">
      <style:text-properties style:font-name-complex="Courier New"/>
    </style:style>
    <style:style style:name="P105" style:parent-style-name="Textbody" style:family="paragraph">
      <style:text-properties style:font-name-complex="Courier New"/>
    </style:style>
    <style:style style:name="P106" style:parent-style-name="Textbody" style:family="paragraph">
      <style:text-properties style:font-name-complex="Courier New"/>
    </style:style>
    <style:style style:name="P107" style:parent-style-name="Textbody" style:family="paragraph">
      <style:text-properties style:font-name-complex="Courier New"/>
    </style:style>
    <style:style style:name="P108" style:parent-style-name="Textbody" style:family="paragraph">
      <style:text-properties style:font-name-complex="Courier New"/>
    </style:style>
    <style:style style:name="P109" style:parent-style-name="Textbody" style:family="paragraph">
      <style:text-properties style:font-name-complex="Courier New"/>
    </style:style>
    <style:style style:name="P110" style:parent-style-name="Textbody" style:family="paragraph">
      <style:text-properties style:font-name-complex="Courier New"/>
    </style:style>
    <style:style style:name="P111" style:parent-style-name="Textbody" style:family="paragraph">
      <style:text-properties style:font-name-complex="Courier New"/>
    </style:style>
    <style:style style:name="P112" style:parent-style-name="Textbody" style:family="paragraph">
      <style:text-properties style:font-name-complex="Courier New"/>
    </style:style>
    <style:style style:name="P113" style:parent-style-name="Textbody" style:family="paragraph">
      <style:text-properties style:font-name-complex="Courier New"/>
    </style:style>
    <style:style style:name="P114" style:parent-style-name="Textbody" style:family="paragraph">
      <style:text-properties style:font-name-complex="Courier New"/>
    </style:style>
    <style:style style:name="P115" style:parent-style-name="Textbody" style:family="paragraph">
      <style:text-properties style:font-name-complex="Courier New"/>
    </style:style>
    <style:style style:name="P116" style:parent-style-name="Textbody" style:family="paragraph">
      <style:text-properties style:font-name-complex="Courier New"/>
    </style:style>
    <style:style style:name="P117" style:parent-style-name="Textbody" style:family="paragraph">
      <style:text-properties style:font-name-complex="Courier New"/>
    </style:style>
    <style:style style:name="P118" style:parent-style-name="Textbody" style:family="paragraph">
      <style:text-properties style:font-name-complex="Courier New"/>
    </style:style>
    <style:style style:name="P119" style:parent-style-name="Textbody" style:family="paragraph">
      <style:text-properties style:font-name-complex="Courier New"/>
    </style:style>
    <style:style style:name="P120" style:parent-style-name="Textbody" style:family="paragraph">
      <style:text-properties style:font-name-complex="Courier New"/>
    </style:style>
    <style:style style:name="P121" style:parent-style-name="Textbody" style:family="paragraph">
      <style:text-properties style:font-name-complex="Courier New"/>
    </style:style>
    <style:style style:name="P122" style:parent-style-name="Textbody" style:family="paragraph">
      <style:text-properties style:font-name-complex="Courier New"/>
    </style:style>
    <style:style style:name="P123" style:parent-style-name="Textbody" style:family="paragraph">
      <style:text-properties style:font-name-complex="Courier New"/>
    </style:style>
    <style:style style:name="P124" style:parent-style-name="Textbody" style:family="paragraph">
      <style:text-properties style:font-name-complex="Courier New"/>
    </style:style>
    <style:style style:name="P125" style:parent-style-name="Textbody" style:family="paragraph">
      <style:text-properties style:font-name-complex="Courier New"/>
    </style:style>
    <style:style style:name="P126" style:parent-style-name="Textbody" style:family="paragraph">
      <style:text-properties style:font-name-complex="Courier New"/>
    </style:style>
    <style:style style:name="P127" style:parent-style-name="Textbody" style:family="paragraph">
      <style:text-properties style:font-name-complex="Courier New"/>
    </style:style>
    <style:style style:name="P128" style:parent-style-name="Textbody" style:family="paragraph">
      <style:text-properties style:font-name-complex="Courier New"/>
    </style:style>
    <style:style style:name="P129" style:parent-style-name="Textbody" style:family="paragraph">
      <style:text-properties style:font-name-complex="Courier New"/>
    </style:style>
    <style:style style:name="P130" style:parent-style-name="Textbody" style:family="paragraph">
      <style:text-properties style:font-name-complex="Courier New"/>
    </style:style>
    <style:style style:name="P131" style:parent-style-name="Textbody" style:family="paragraph">
      <style:text-properties style:font-name-complex="Courier New"/>
    </style:style>
    <style:style style:name="P132" style:parent-style-name="Textbody" style:family="paragraph">
      <style:text-properties style:font-name-complex="Courier New"/>
    </style:style>
    <style:style style:name="P133" style:parent-style-name="Textbody" style:family="paragraph">
      <style:text-properties style:font-name-complex="Courier New"/>
    </style:style>
    <style:style style:name="P134" style:parent-style-name="Textbody" style:family="paragraph">
      <style:text-properties style:font-name-complex="Courier New"/>
    </style:style>
    <style:style style:name="P135" style:parent-style-name="Textbody" style:family="paragraph">
      <style:text-properties style:font-name-complex="Courier New"/>
    </style:style>
    <style:style style:name="P136" style:parent-style-name="Textbody" style:family="paragraph">
      <style:text-properties style:font-name-complex="Courier New"/>
    </style:style>
    <style:style style:name="P137" style:parent-style-name="Textbody" style:family="paragraph">
      <style:text-properties style:font-name-complex="Courier New"/>
    </style:style>
    <style:style style:name="P138" style:parent-style-name="Textbody" style:family="paragraph">
      <style:text-properties style:font-name-complex="Courier New"/>
    </style:style>
    <style:style style:name="P139" style:parent-style-name="Textbody" style:family="paragraph">
      <style:text-properties style:font-name-complex="Courier New"/>
    </style:style>
    <style:style style:name="P140" style:parent-style-name="Textbody" style:family="paragraph">
      <style:text-properties style:font-name-complex="Courier New"/>
    </style:style>
    <style:style style:name="P141" style:parent-style-name="Textbody" style:family="paragraph">
      <style:text-properties style:font-name-complex="Courier New"/>
    </style:style>
    <style:style style:name="P142" style:parent-style-name="Textbody" style:family="paragraph">
      <style:text-properties style:font-name-complex="Courier New"/>
    </style:style>
    <style:style style:name="P143" style:parent-style-name="Textbody" style:family="paragraph">
      <style:text-properties style:font-name-complex="Courier New"/>
    </style:style>
    <style:style style:name="P144" style:parent-style-name="Textbody" style:family="paragraph">
      <style:text-properties style:font-name-complex="Courier New"/>
    </style:style>
    <style:style style:name="P145" style:parent-style-name="Textbody" style:family="paragraph">
      <style:text-properties style:font-name-complex="Courier New"/>
    </style:style>
    <style:style style:name="P146" style:parent-style-name="Textbody" style:family="paragraph">
      <style:text-properties style:font-name-complex="Courier New"/>
    </style:style>
    <style:style style:name="P147" style:parent-style-name="Textbody" style:family="paragraph">
      <style:text-properties style:font-name-complex="Courier New"/>
    </style:style>
    <style:style style:name="P148" style:parent-style-name="Textbody" style:family="paragraph">
      <style:text-properties style:font-name-complex="Courier New"/>
    </style:style>
    <style:style style:name="P149" style:parent-style-name="Textbody" style:family="paragraph">
      <style:text-properties style:font-name-complex="Courier New"/>
    </style:style>
    <style:style style:name="P150" style:parent-style-name="Textbody" style:family="paragraph">
      <style:text-properties style:font-name-complex="Courier New"/>
    </style:style>
    <style:style style:name="P151" style:parent-style-name="Textbody" style:family="paragraph">
      <style:text-properties style:font-name-complex="Courier New"/>
    </style:style>
    <style:style style:name="P152" style:parent-style-name="Textbody" style:family="paragraph">
      <style:text-properties style:font-name-complex="Courier New"/>
    </style:style>
    <style:style style:name="P153" style:parent-style-name="Textbody" style:family="paragraph">
      <style:text-properties style:font-name-complex="Courier New"/>
    </style:style>
    <style:style style:name="P154" style:parent-style-name="Textbody" style:family="paragraph">
      <style:text-properties style:font-name-complex="Courier New"/>
    </style:style>
    <style:style style:name="P155" style:parent-style-name="Textbody" style:family="paragraph">
      <style:text-properties style:font-name-complex="Courier New"/>
    </style:style>
    <style:style style:name="P156" style:parent-style-name="Textbody" style:family="paragraph">
      <style:text-properties style:font-name-complex="Courier New"/>
    </style:style>
    <style:style style:name="P157" style:parent-style-name="Textbody" style:family="paragraph">
      <style:text-properties style:font-name-complex="Courier New"/>
    </style:style>
    <style:style style:name="T158" style:parent-style-name="DefaultParagraphFont" style:family="text">
      <style:text-properties style:font-name-complex="Courier New"/>
    </style:style>
  </office:automatic-styles>
  <office:body>
    <office:text text:use-soft-page-breaks="true">
      <text:h text:style-name="P1" text:outline-level="3">Installing<text:s/>LAMP stack on Ubuntu</text:h>
      <text:p text:style-name="Textbody"><text:bookmark-start text:name="aswift_4_expand"/><text:bookmark-start text:name="aswift_4_anchor"/><text:bookmark-end text:name="aswift_4_expand"/><text:bookmark-end text:name="aswift_4_anchor"/><text:span text:style-name="T2">1.<text:s/></text:span>The first step is to install the Apache Web Server. To complete this task enter into the command line:</text:p>
      <text:p text:style-name="P3">$ sudo apt-get install apache2 apache2-utils</text:p>
      <text:p text:style-name="Textbody">Once that is done it is time to enable the<text:s/><text:span text:style-name="StrongEmphasis">Apache2</text:span><text:s/>web server and then start the service. For this enter the following 2 command lines:</text:p>
      <text:p text:style-name="PreformattedText">$ sudo systemctl enable apache2</text:p>
      <text:p text:style-name="P4">$ sudo systemctl start apache2</text:p>
      <text:p text:style-name="Textbody">At this point you can test the server by opening a <text:s/>web browser and entering your server address. You should see the Apache2 default index page being displayed.</text:p>
      <text:h text:style-name="Heading4" text:outline-level="4">2.<text:s/><text:span text:style-name="T5">The second step is to install the<text:s/></text:span><text:span text:style-name="StrongEmphasis">MySQL</text:span><text:span text:style-name="T6"><text:s/>database server. Running the command below will complete that task:</text:span></text:h>
      <text:p text:style-name="P7">$ sudo apt-get install mysql-client mysql-server</text:p>
      <text:p text:style-name="Textbody">During this installation you will be asked to set a<text:span text:style-name="StrongEmphasis"><text:s/></text:span><text:span text:style-name="T8">root</text:span><text:s/>user and password<text:s/>for<text:s/><text:span text:style-name="T9">mysql.</text:span></text:p>
      <text:h text:style-name="Heading4" text:outline-level="4">3.<text:s/><text:span text:style-name="T10">Lastly in the installation process is to install<text:s/></text:span><text:span text:style-name="StrongEmphasis">PHP</text:span><text:span text:style-name="T11"><text:s/>and a few modules for it to work with the web and database servers using the command below:</text:span></text:h>
      <text:p text:style-name="P12">$ sudo apt-get install php7.0 php7.0-mysql libapache2-mod-php7.0 php7.0-cli php7.0-cgi php7.0-gd<text:s/><text:s/></text:p>
      <text:h text:style-name="Heading3" text:outline-level="3">Installing Virtual Host on Port 80</text:h>
      <text:h text:style-name="Heading4" text:outline-level="4">1.<text:s/><text:span text:style-name="T13">The first step is to create a configuration file for your site. Go into /etc/apache2/sites-available/ and create a file called nameofsite.conf. Using gedit or vim edit the file with the following template:</text:span></text:h>
      <text:p text:style-name="P14">NameVirtualHost *:80</text:p>
      <text:p text:style-name="P15">&lt;VirtualHost *:80&gt;</text:p>
      <text:p text:style-name="PreformattedText"><text:span text:style-name="T16"><text:s text:c="4"/>ServerName <text:s text:c="3"/></text:span><text:span text:style-name="T17">www.exawple.org</text:span></text:p>
      <text:p text:style-name="PreformattedText"><text:span text:style-name="T18"><text:s text:c="4"/>ServerAlias <text:s text:c="2"/></text:span><text:span text:style-name="T19">web.exawple.org</text:span></text:p>
      <text:p text:style-name="PreformattedText"><text:span text:style-name="T20"><text:s text:c="4"/>DocumentRoot <text:s/>/home/</text:span><text:span text:style-name="T21">username</text:span><text:span text:style-name="T22">/public_html/</text:span></text:p>
      <text:p text:style-name="P23">Directorylndex index.php index.html index.htm</text:p>
      <text:p text:style-name="P24">&lt;/VirtualHost&gt;</text:p>
      <text:p text:style-name="P25"/>
      <text:p text:style-name="Textbody">2. The second step is to open the apache2<text:s/>configuration file and enter the directory for the new site. Use the following template to finish that:</text:p>
      <text:p text:style-name="P26">&lt;Directory /var/www2/&gt;</text:p>
      <text:p text:style-name="P27"><text:tab/>Options Indexes FollowSymLinks</text:p>
      <text:p text:style-name="P28"><text:tab/>AllowOverride None</text:p>
      <text:p text:style-name="P29"><text:tab/>Require all granted</text:p>
      <text:p text:style-name="P30">&lt;/Directory&gt;</text:p>
      <text:p text:style-name="P31"/>
      <text:p text:style-name="Textbody"><text:span text:style-name="T32">3.<text:s/></text:span>Once that is done the next step is to<text:s/>enable the site. Once the site is enable it can then be tested to make sure the configuration is accurate. Finally we will restart Apache in order to make access the site. These are completed by entereng the following lines of code:</text:p>
      <text:soft-page-break/>
      <text:p text:style-name="PreformattedText">$sudo a2ensite nameofsite</text:p>
      <text:p text:style-name="PreformattedText">$sudo apache2ctl configtest</text:p>
      <text:p text:style-name="P33">$sudo apache2ctl graceful</text:p>
      <text:p text:style-name="Textbody"><text:span text:style-name="T34">4.<text:s/></text:span>The last step is to add the DNS entries into the hosts file. You will use gedit or vim to open the file /etc/hosts it will look like:</text:p>
      <text:p text:style-name="P35">127.0.0.1 <text:s text:c="6"/>localhost</text:p>
      <text:p text:style-name="P36">127.0.0.1 <text:s text:c="6"/>mysite.com</text:p>
      <text:p text:style-name="P37"/>
      <text:p text:style-name="Textbody">In here<text:s/>add another line for your new site.</text:p>
      <text:p text:style-name="P38">127.0.0.1 <text:s text:c="6"/>localhost</text:p>
      <text:p text:style-name="P39">127.0.0.1 <text:s text:c="6"/>nameofsite.net</text:p>
      <text:p text:style-name="P40">127.0.0.1 <text:s text:c="6"/>mysite.com</text:p>
      <text:p text:style-name="P41"/>
      <text:h text:style-name="Heading3" text:outline-level="3"><text:span text:style-name="T42">Installing Virtual Host on Port 8080</text:span></text:h>
      <text:p text:style-name="Textbody"><text:span text:style-name="T43">To add another virtual host on a different port you will follow all the same steps but in additio</text:span><text:span text:style-name="T44">n you will need to add listening on port 8080. Without that it will not know to look for the site. Go into /etc/apahce2/ and locate the ports.conf file, here add the following to enable listening on port 8080:</text:span></text:p>
      <text:p text:style-name="P45">Listen 8080</text:p>
      <text:p text:style-name="P46">Once added and the previous 4 steps are complete you will have virtual josts on both port 80 and 8080.</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mysite.conf</text:p>
      <text:p text:style-name="P62">&lt;VirtualHost *:80&gt;</text:p>
      <text:p text:style-name="P63"><text:tab/>ServerAdmin webmaster@localhost</text:p>
      <text:p text:style-name="P64"><text:tab/>DocumentRoot /var/www2</text:p>
      <text:p text:style-name="P65"><text:tab/>ErrorLog ${APACHE_LOG_DIR}/error.log</text:p>
      <text:p text:style-name="P66"><text:tab/>CustomLog ${APACHE_LOG_DIR}/access.log combined</text:p>
      <text:p text:style-name="P67">&lt;/VirtualHost&gt;</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apache2.conf</text:p>
      <text:p text:style-name="P91"/>
      <text:p text:style-name="P92">Mutex file:${APACHE_LOCK_DIR} default</text:p>
      <text:p text:style-name="P93">PidFile ${APACHE_PID_FILE}</text:p>
      <text:p text:style-name="P94">Timeout 300</text:p>
      <text:p text:style-name="P95">KeepAlive On</text:p>
      <text:p text:style-name="P96">MaxKeepAliveRequests 100</text:p>
      <text:p text:style-name="P97">KeepAliveTimeout 5</text:p>
      <text:p text:style-name="P98">User ${APACHE_RUN_USER}</text:p>
      <text:p text:style-name="P99">Group ${APACHE_RUN_GROUP}</text:p>
      <text:p text:style-name="P100">HostnameLookups Off</text:p>
      <text:p text:style-name="P101">ErrorLog ${APACHE_LOG_DIR}/error.log</text:p>
      <text:p text:style-name="P102">LogLevel warn</text:p>
      <text:p text:style-name="P103">IncludeOptional mods-enabled/*.load</text:p>
      <text:p text:style-name="P104">IncludeOptional mods-enabled/*.conf</text:p>
      <text:p text:style-name="P105">Include ports.conf</text:p>
      <text:p text:style-name="P106">&lt;Directory /&gt;</text:p>
      <text:p text:style-name="P107"><text:tab/>Options FollowSymLinks</text:p>
      <text:p text:style-name="P108"><text:tab/>AllowOverride None</text:p>
      <text:p text:style-name="P109"><text:tab/>Require all denied</text:p>
      <text:p text:style-name="P110">&lt;/Directory&gt;</text:p>
      <text:p text:style-name="P111"/>
      <text:p text:style-name="P112">&lt;Directory /usr/share&gt;</text:p>
      <text:p text:style-name="P113"><text:tab/>AllowOverride None</text:p>
      <text:p text:style-name="P114"><text:tab/>Require all granted</text:p>
      <text:p text:style-name="P115">&lt;/Directory&gt;</text:p>
      <text:p text:style-name="P116"/>
      <text:p text:style-name="P117">&lt;Directory /var/www/&gt;</text:p>
      <text:soft-page-break/>
      <text:p text:style-name="P118"><text:tab/>Options Indexes FollowSymLinks</text:p>
      <text:p text:style-name="P119"><text:tab/>AllowOverride None</text:p>
      <text:p text:style-name="P120"><text:tab/>Require all granted</text:p>
      <text:p text:style-name="P121">&lt;/Directory&gt;</text:p>
      <text:p text:style-name="P122"/>
      <text:p text:style-name="P123">&lt;Directory /var/www2/&gt;</text:p>
      <text:p text:style-name="P124"><text:tab/>Options Indexes FollowSymLinks</text:p>
      <text:p text:style-name="P125"><text:tab/>AllowOverride None</text:p>
      <text:p text:style-name="P126"><text:tab/>Require all granted</text:p>
      <text:p text:style-name="P127">&lt;/Directory&gt;</text:p>
      <text:p text:style-name="P128"/>
      <text:p text:style-name="P129">&lt;Directory /var/www3/&gt;</text:p>
      <text:p text:style-name="P130"><text:tab/>Options Indexes FollowSymLinks</text:p>
      <text:p text:style-name="P131"><text:tab/>AllowOverride None</text:p>
      <text:p text:style-name="P132"><text:tab/>Require all granted</text:p>
      <text:p text:style-name="P133">&lt;/Directory&gt;</text:p>
      <text:p text:style-name="P134">AccessFileName .htaccess</text:p>
      <text:p text:style-name="P135">&lt;FilesMatch "^\.ht"&gt;</text:p>
      <text:p text:style-name="P136"><text:tab/>Require all denied</text:p>
      <text:p text:style-name="P137">&lt;/FilesMatch&gt;</text:p>
      <text:p text:style-name="P138">LogFormat "%v:%p %h %l %u %t \"%r\"<text:s/>%&gt;s %O \"%{Referer}i\" \"%{User-Agent}i\"" vhost_combined</text:p>
      <text:p text:style-name="P139">LogFormat "%h %l %u %t \"%r\" %&gt;s %O \"%{Referer}i\" \"%{User-Agent}i\"" combined</text:p>
      <text:p text:style-name="P140">LogFormat "%h %l %u %t \"%r\" %&gt;s %O" common</text:p>
      <text:p text:style-name="P141">LogFormat "%{Referer}i -&gt; %U" referer</text:p>
      <text:p text:style-name="P142">LogFormat "%{User-agent}i" agent</text:p>
      <text:p text:style-name="P143">IncludeOptional conf-enabled/*.conf</text:p>
      <text:p text:style-name="P144">IncludeOptional sites-enabled/*.conf</text:p>
      <text:p text:style-name="P145"/>
      <text:p text:style-name="P146"/>
      <text:p text:style-name="P147">ports.conf</text:p>
      <text:p text:style-name="P148"/>
      <text:p text:style-name="P149">Listen 80</text:p>
      <text:p text:style-name="P150">Listen 8080</text:p>
      <text:p text:style-name="P151"/>
      <text:p text:style-name="P152">&lt;IfModule ssl_module&gt;</text:p>
      <text:p text:style-name="P153"><text:tab/>Listen 443</text:p>
      <text:p text:style-name="P154">&lt;/IfModule&gt;</text:p>
      <text:p text:style-name="P155"/>
      <text:p text:style-name="P156">&lt;IfModule mod_gnutls.c&gt;</text:p>
      <text:p text:style-name="P157"><text:tab/>Listen 443</text:p>
      <text:p text:style-name="Textbody"><text:span text:style-name="T158">&lt;/IfModul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s" style:display-name="ins" style:family="text"/>
    <style:style style:name="SourceText" style:display-name="Source Text" style:family="text">
      <style:text-properties style:font-name="Liberation Mono" style:font-name-asian="Nimbus Mono L" style:font-name-complex="Liberation Mono"/>
    </style:style>
    <style:style style:name="Teletype" style:display-name="Teletype"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herr, Nathan</meta:initial-creator>
    <dc:creator>Scherr, Nathan</dc:creator>
    <meta:creation-date>2017-03-10T19:00:00Z</meta:creation-date>
    <dc:date>2017-03-10T19:00:00Z</dc:date>
    <meta:template xlink:href="Normal" xlink:type="simple"/>
    <meta:editing-cycles>2</meta:editing-cycles>
    <meta:editing-duration>PT0S</meta:editing-duration>
    <meta:document-statistic meta:page-count="6" meta:paragraph-count="9" meta:word-count="678" meta:character-count="4538" meta:row-count="32" meta:non-whitespace-character-count="3869"/>
  </office:meta>
</office:document-meta>
</file>